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Základnítext" style:family="paragraph">
      <style:paragraph-properties fo:margin-left="0.3937in" fo:text-indent="-0.1437in">
        <style:tab-stops/>
      </style:paragraph-properties>
    </style:style>
    <style:style style:name="P19" style:parent-style-name="Základnítext" style:family="paragraph">
      <style:paragraph-properties fo:margin-left="0.3937in" fo:text-indent="-0.1437in">
        <style:tab-stops/>
      </style:paragraph-properties>
    </style:style>
    <style:style style:name="P20" style:parent-style-name="Základnítext" style:family="paragraph">
      <style:paragraph-properties fo:margin-left="0.3937in" fo:text-indent="-0.1437in">
        <style:tab-stops/>
      </style:paragraph-properties>
    </style:style>
    <style:style style:name="P21" style:parent-style-name="Základnítext" style:family="paragraph">
      <style:paragraph-properties fo:margin-left="0.3937in" fo:text-indent="-0.1437in">
        <style:tab-stops/>
      </style:paragraph-properties>
    </style:style>
    <style:style style:name="T22" style:parent-style-name="Značkapozn.podčarou" style:family="text">
      <style:text-properties style:font-style-complex="italic"/>
    </style:style>
    <style:style style:name="P23" style:parent-style-name="Základnítext" style:family="paragraph">
      <style:paragraph-properties fo:margin-left="0.3937in" fo:text-indent="-0.1437in">
        <style:tab-stops/>
      </style:paragraph-properties>
    </style:style>
    <style:style style:name="P24" style:parent-style-name="Textpozn.podčarou" style:family="paragraph">
      <style:paragraph-properties fo:text-align="start"/>
    </style:style>
    <style:style style:name="T25" style:parent-style-name="Standardnípísmoodstavce" style:family="text">
      <style:text-properties fo:color="#000000"/>
    </style:style>
    <style:style style:name="T26" style:parent-style-name="Standardnípísmoodstavce" style:family="text">
      <style:text-properties fo:color="#000000"/>
    </style:style>
    <style:style style:name="T27" style:parent-style-name="Standardnípísmoodstavce" style:family="text">
      <style:text-properties fo:color="#000000"/>
    </style:style>
    <style:style style:name="P28" style:parent-style-name="Normální" style:family="paragraph">
      <style:paragraph-properties style:text-autospace="none" fo:text-align="justify"/>
      <style:text-properties fo:color="#000000"/>
    </style:style>
    <style:style style:name="P29" style:parent-style-name="Normální" style:family="paragraph">
      <style:paragraph-properties style:text-autospace="none" fo:text-align="justify"/>
    </style:style>
    <style:style style:name="T30" style:parent-style-name="Standardnípísmoodstavce" style:family="text">
      <style:text-properties fo:color="#000000"/>
    </style:style>
    <style:style style:name="T31" style:parent-style-name="Standardnípísmoodstavce" style:family="text">
      <style:text-properties fo:font-weight="bold" style:font-weight-asian="bold" style:font-weight-complex="bold"/>
    </style:style>
    <style:style style:name="P32" style:parent-style-name="Normální" style:family="paragraph">
      <style:paragraph-properties style:text-autospace="none" fo:text-align="justify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2"/>K106 27/2021</text:p>
            <text:p text:style-name="Normální">KVOP-19181/2021<text:bookmark-end text:name="Text2"/></text:p>
            <text:p text:style-name="Normální"><text:bookmark-start text:name="Text6"/>04. 05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<text:bookmark-start text:name="Text9"/>J<text:bookmark-end text:name="Text9"/>. M.</text:p>
            <text:p text:style-name="Normální"/>
            <text:p text:style-name="Normální"/>
            <text:p text:style-name="Normální"/>
            <text:p text:style-name="P17">ID DS:</text:p>
            <text:p text:style-name="Normální"/>
            <text:p text:style-name="Normální"/>
          </table:table-cell>
        </table:table-row>
      </table:table>
      <text:h text:style-name="Nadpis1" text:outline-level="1"/>
      <text:p text:style-name="Normální"/>
      <text:h text:style-name="Nadpis1" text:outline-level="1">Sdělení o poskytnutí<text:s/>informace podle zákona č. 106/1999 Sb., o svobodném přístupu k informacím, ve znění pozdějších předpisů</text:h>
      <text:p text:style-name="Základnítext"/>
      <text:p text:style-name="Základnítext">Vážený pane M.,<text:s/></text:p>
      <text:p text:style-name="Základnítext">Kancelář veřejného ochránce práv obdržela dne 21. dubna 2021 Vaši žádost podle zákona č. 106/1999 Sb., o svobodném přístupu k informacím, ve znění pozdějších předpisů, kterou požadujete sdělení následujících informací:<text:s/></text:p>
      <text:list text:style-name="LFO3_1" text:continue-numbering="true">
        <text:list-item>
          <text:p text:style-name="P18"><text:bookmark-start text:name="_Hlk62676269"/><text:span text:style-name="Zdůraznění">S kterými romskými a proromskými nevládními organizacemi se sešel osobně veřejný ochránce práv JUDr. Křeček v termínu 19. 2. 2020 – 16. 4. 2021? Uveďte prosím jméno<text:s/></text:span><text:span text:style-name="Zdůraznění">organizace, čas a místo setkání, témata setkání. Dále prosím uveďte, kdo daná setkání inicioval.</text:span></text:p>
        </text:list-item>
        <text:list-item>
          <text:p text:style-name="P19"><text:span text:style-name="Zdůraznění">S kterými romskými a proromskými nevládními organizacemi se osobně sešel veřejný ochránce práv JUDr. Křeček prostřednictvím nástrojů on-line komunikace (Zoom,<text:s/></text:span><text:span text:style-name="Zdůraznění">Google Meet, Skype apod.) v tomto termínu (19. 2. 2020 – 16. 4. 2021)? Uveďte prosím jméno organizace, čas a místo setkání, témata setkání. Dále prosím uveďte, kdo daná setkání inicioval.</text:span></text:p>
        </text:list-item>
        <text:list-item>
          <text:p text:style-name="P20"><text:span text:style-name="Zdůraznění">V kolika případech se veřejný ochránce práv osobně účastnil jednání<text:s/></text:span><text:span text:style-name="Zdůraznění">Rady vlády pro záležitosti romské menšiny (v období od 19. 2. 2020 do dne přijetí této žádosti)?</text:span></text:p>
        </text:list-item>
        <text:list-item>
          <text:p text:style-name="P21"><text:span text:style-name="Zdůraznění">Které vzdělávací a osvětové akce</text:span><text:span text:style-name="T22"><text:note text:note-class="footnote" text:id="_ftn0"><text:note-citation>1</text:note-citation><text:note-body><text:p text:style-name="Textpozn.podčarou"><text:s/>Webináře, kulaté stoly, školení, konference apod.</text:p></text:note-body></text:note></text:span><text:span text:style-name="Zdůraznění"><text:s/>(off-line i on-line) realizoval veřejný ochránce práv JUDr. Křeček v obla</text:span><text:span text:style-name="Zdůraznění">sti rasové či etnické diskriminace, se zaměřením na diskriminaci Romů (v období 19. 2. 2020 – 16. 4. 2021)? Prosím o název akce a data konání, počet účastníků.</text:span></text:p>
        </text:list-item>
        <text:list-item>
          <text:p text:style-name="P23"><text:span text:style-name="Zdůraznění">Kterých vzdělávacích a osvětových akcí jiných institucí (off-line i on-line) v oblasti rasové či</text:span><text:span text:style-name="Zdůraznění"><text:s/>etnické diskriminace, se zaměřením na diskriminaci Romů, se JUDr. Křeček<text:s/></text:span><text:soft-page-break/><text:span text:style-name="Zdůraznění">osobně zúčastnil (v období 19. 2. 2020 – 16. 4. 2021)? Prosím o název akce, datum konání a případně název aktivního příspěvku, byl-li ochráncem přednesen.</text:span></text:p>
        </text:list-item>
      </text:list>
      <text:p text:style-name="Základnítext"><text:bookmark-end text:name="_Hlk62676269"/></text:p>
      <text:p text:style-name="Základnítext">Ve smyslu zákona o svobodném přístupu k informacím Vám sděluji následující informace: <text:s/></text:p>
      <text:p text:style-name="Základnítext">Ad 1) Dne 4. 2. 2021 v čase 10:00 – 11:00 hod. se veřejný ochránce práv JUDr. Stanislav Křeček sešel ve své pracovně v Kanceláři veřejného ochránce práv s panem Š.<text:s/>K.<text:s/>z Občanského sdružení Buči. Jednání inicioval pan K., který chtěl s veřejným ochráncem práv JUDr. Stanislavem Křečkem navázat spolupráci. Diskutovali i o možnosti zřízení „romského ombudsmana“, který by se v rámci komunity zabýval problémy Romů.<text:span text:style-name="Značkapozn.podčarou"><text:note text:note-class="footnote" text:id="_ftn1"><text:note-citation>2</text:note-citation><text:note-body><text:p text:style-name="P24"><text:s/>Viz<text:s/><text:a xlink:href="https://www.facebook.com/verejny.ochrance.prav/photos/a.523677494346598/3903399286374385/" office:target-frame-name="_top" xlink:show="replace"><text:span text:style-name="Hypertextovýodkaz">https://www.facebook.com/verejny.ochrance.prav/photos/a.523677494346598/3903399286374385/</text:span></text:a><text:s/></text:p></text:note-body></text:note></text:span><text:s/></text:p>
      <text:p text:style-name="Základnítext">Ad 2) V uvedeném časovém období se neuskutečnilo žádné on-line setkání veřejného ochránce práv JUDr. Stanislava Křečka s romskými a proromskými nevládními organizacemi.</text:p>
      <text:p text:style-name="Základnítext"><text:span text:style-name="T25">Ad 3) V o</text:span>bdobí od 19. 2. 2020<text:span text:style-name="Zdůraznění"><text:s/>do 22. 4. 2021</text:span><text:span text:style-name="T26"><text:s/>se veřejný ochránce práv JUDr. Stanislav Křeček jednou zúčastnil jednání Rady vlády pro záležitosti romské menšiny<text:s/></text:span><text:span text:style-name="T27">a to dne 4. září 2020. Nad rámec poskytnuté informace Vám sděluji, že předmětná Rada v uvedeném období zasedala dvakrát (4. září 2020 a 19. dubna 2021), druhého zasedání se zúčastnila zástupkyně veřejného ochránce práv Mgr. Monika Šimůnková.<text:s/></text:span></text:p>
      <text:p text:style-name="P28">Ad 4) Veřejný<text:s/>ochránce práv JUDr. Stanislav Křeček v uvedeném období nerealizoval žádné vzdělávací a osvětové akce v oblasti rasové či etnické diskriminace, se zaměřením na diskriminaci Romů.</text:p>
      <text:p text:style-name="Základnítext"><text:span text:style-name="Zdůraznění">Ad 5) Veřejný ochránce práv JUDr. Stanislav Křeček se v uvedeném období osobn</text:span><text:span text:style-name="Zdůraznění">ě neúčastnil žádné vzdělávací a osvětové akce jiných institucí v oblasti rasové či etnické diskriminace, se zaměřením na diskriminaci Romů.</text:span></text:p>
      <text:p text:style-name="P29"><text:span text:style-name="T30">Nad rámec poskytnuté informace (ad bod 5) Vám<text:s/></text:span><text:span text:style-name="ZákladnítextChar">sděluji, že v uvedeném období, se pověření právníci Kanceláře veřejnéh</text:span><text:span text:style-name="ZákladnítextChar">o ochránce práv zúčastnili dvou akcích organizovaných jinými subjekty, které se týkaly rasové a etnické diskriminace. Dne 7. prosince 2020 vedly pověřené zaměstnankyně Kanceláře veřejného ochránce práv<text:s/></text:span><text:span text:style-name="Silné">workshop Nenávistné projevy v online prostoru</text:span><text:span text:style-name="ZákladnítextChar"><text:s/>zaměřený</text:span><text:span text:style-name="ZákladnítextChar"><text:s/>na nenávistné projevy na internetu a obranu proti nim. Jednalo se o vzdělávací akci v rámci projektu PECAO, zaměřeného na anticiganistické nenávistné projevy v online prostoru</text:span><text:s/>(<text:a xlink:href="https://ergonetwork.org/pecao/" office:target-frame-name="_top" xlink:show="replace"><text:span text:style-name="Hypertextovýodkaz">https://ergonetwork.org/pecao/</text:span></text:a>). Dne 14. dubna 2021 aktivně vystoupila pověřená zaměstnankyně Kanceláře veřejného ochránce práv na<text:s/><text:span text:style-name="T31">konferenci pořádané Agenturou pro sociální začleňování ke vzdělávání dětí ze sociálně znevýhodněného prostředí</text:span>. Konference byla zaměřená na problematiku vzdělávání dětí se sociálním znevýhodněním. Vzdělávací akce, které jsou v rámci kanceláře veřejného ochránce práv realizovány či se jich pověření zaměstnanci Kanceláře veřejného ochránce práv účastnili, můžete nalézt na internetových stránkách ochránce v sekci Vzdělávací akce, viz<text:s/><text:a xlink:href="https://www.ochrance.cz/vzdelavaci-akce/" office:target-frame-name="_top" xlink:show="replace"><text:span text:style-name="Hypertextovýodkaz">https://www.ochrance.cz/vzdelavaci-akce/</text:span></text:a><text:s/>nebo ve zprávách pro Poslaneckou sněmovnu, viz<text:s/><text:a xlink:href="https://www.ochrance.cz/vystupy/vyrocni-zprava/" office:target-frame-name="_top" xlink:show="replace"><text:span text:style-name="Hypertextovýodkaz">https://www.ochrance.</text:span><text:span text:style-name="Hypertextovýodkaz">cz/vystupy/vyrocni-zprava/</text:span></text:a>.<text:s/></text:p>
      <text:soft-page-break/>
      <text:p text:style-name="P32"><text:s/></text:p>
      <text:p text:style-name="Základnítext">S pozdravem<text:s/></text:p>
      <text:p text:style-name="podpis"/>
      <text:p text:style-name="podpis"/>
      <text:p text:style-name="podpis">JUDr. Pavel Pořízek, Ph.D. v. r.</text:p>
      <text:p text:style-name="podpis">vedoucí Kanceláře veřejného ochránce práv</text:p>
      <text:p text:style-name="podpis">(podepsáno elektronicky)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CT2Z*</text:span></text:p>
        <text:p text:style-name="P12"><text:span text:style-name="T13">KVOPX00BCT2Z</text:span>KVOPX00BCT2Z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06-11T11:43:00Z</meta:creation-date>
    <dc:date>2021-06-11T11:48:00Z</dc:date>
    <meta:print-date>2021-05-04T08:57:00Z</meta:print-date>
    <meta:template xlink:href="KVOP_dopis%20vedoucího" xlink:type="simple"/>
    <meta:editing-cycles>4</meta:editing-cycles>
    <meta:editing-duration>PT180S</meta:editing-duration>
    <meta:user-defined meta:name="ContentTypeId">0x010100D3A71DC738674B4893D02C4CA0E22FAC</meta:user-defined>
    <meta:document-statistic meta:page-count="3" meta:paragraph-count="9" meta:word-count="707" meta:character-count="4872" meta:row-count="34" meta:non-whitespace-character-count="4174"/>
  </office:meta>
</office:document-meta>
</file>